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paragraph-rsid="0013e64a"/>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4a809"/>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4a809"/>
    </style:style>
    <style:style style:name="P7" style:family="paragraph" style:parent-style-name="Standard">
      <style:paragraph-properties fo:text-align="justify" style:justify-single-word="false"/>
      <style:text-properties officeooo:paragraph-rsid="0014c035"/>
    </style:style>
    <style:style style:name="P8"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officeooo:rsid="0014a809" officeooo:paragraph-rsid="0014a809" style:font-size-asian="12pt" style:language-asian="tr" style:country-asian="TR" style:font-name-complex="Times New Roman1" style:font-size-complex="12pt"/>
    </style:style>
    <style:style style:name="P10" style:family="paragraph" style:parent-style-name="Standard">
      <style:paragraph-properties fo:text-align="justify" style:justify-single-word="false"/>
      <style:text-properties officeooo:rsid="0014c035" officeooo:paragraph-rsid="0014c035"/>
    </style:style>
    <style:style style:name="P1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end" style:justify-single-word="false"/>
      <style:text-properties officeooo:paragraph-rsid="0016c4b9"/>
    </style:style>
    <style:style style:name="P13" style:family="paragraph" style:parent-style-name="Standard">
      <style:paragraph-properties fo:margin-left="0cm" fo:margin-right="0cm" fo:text-align="justify" style:justify-single-word="false" fo:text-indent="0.718cm" style:auto-text-indent="false"/>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List_20_Paragraph" style:list-style-name="WWNum2">
      <style:paragraph-properties fo:text-align="justify" style:justify-single-word="false"/>
    </style:style>
    <style:style style:name="P17" style:family="paragraph" style:parent-style-name="List_20_Paragraph" style:list-style-name="WWNum3">
      <style:paragraph-properties fo:text-align="justify" style:justify-single-word="false"/>
    </style:style>
    <style:style style:name="P18" style:family="paragraph" style:parent-style-name="List_20_Paragraph" style:list-style-name="WWNum3">
      <style:paragraph-properties fo:text-align="justify" style:justify-single-word="false"/>
      <style:text-properties officeooo:paragraph-rsid="0016608b"/>
    </style:style>
    <style:style style:name="P19" style:family="paragraph" style:parent-style-name="List_20_Paragraph" style:list-style-name="WWNum3">
      <style:paragraph-properties fo:text-align="justify" style:justify-single-word="false"/>
      <style:text-properties officeooo:paragraph-rsid="0016c4b9"/>
    </style:style>
    <style:style style:name="P20" style:family="paragraph" style:parent-style-name="List_20_Paragraph" style:list-style-name="WWNum3">
      <style:paragraph-properties fo:text-align="end" style:justify-single-word="false"/>
      <style:text-properties officeooo:paragraph-rsid="0016c4b9"/>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fo:font-weight="bold" style:font-size-asian="12pt" style:language-asian="tr" style:country-asian="TR" style:font-weight-asian="bold" style:font-name-complex="Times New Roman1" style:font-size-complex="12pt"/>
    </style:style>
    <style:style style:name="T10"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11" style:family="text">
      <style:text-properties officeooo:rsid="0016c4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AHLİYE TAAHHÜTNAMESİ</text:span></text:p>
      <text:p text:style-name="P13"><text:span text:style-name="T1">Halen tahtı icarımda bulunan, maliki ve kiraya vereni ve özellikleri aşağıda belirtilen taşınmazı;</text:span></text:p>
      <text:list xml:id="list868720707752941668" text:style-name="WWNum2">
        <text:list-item>
          <text:p text:style-name="P16"><text:span text:style-name="T1">kira müddetinin bitim tarihinde ve/veya </text:span></text:p>
        </text:list-item>
        <text:list-item>
          <text:p text:style-name="P16"><text:span text:style-name="T1">taşınmazın başka bir şahıs veya firmaya satışının gerçekleşmesi durumunda 15 (onbeş) işgünü içerisinde, </text:span></text:p>
        </text:list-item>
      </text:list>
      <text:p text:style-name="P5"><text:span text:style-name="T1">hiçbir kanuni merasime, ihtar ve protesto keşidesine, cevap itasına, tebliğ ve tebellüğe hacet kalmaksızın, kayıtsız ve şartsız olarak boşaltmayı kabul ve taahhüt ediyorum.</text:span></text:p>
      <text:p text:style-name="P14"><text:span text:style-name="T1">Gününde tahliye edemediğim </text:span><text:span text:style-name="T3">veya </text:span><text:span text:style-name="T1">etmediğim takdirde, kiraya veren veya yetkili kanuni vekili tarafından aleyhime yapılacak, her türlü icra takibatı, mahkeme masrafları, avukatlık ücretleri ve benzeri tüm ücretlerinde tamamen şahsım tarafından karşılanacağını şimdiden <text:s/>kabul,</text:span><text:span text:style-name="T3"> beyan</text:span><text:span text:style-name="T1"> ve taahhüt ediyorum</text:span></text:p>
      <table:table table:name="Tablo1" table:style-name="Tablo1">
        <table:table-column table:style-name="Tablo1.A"/>
        <table:table-row>
          <table:table-cell table:style-name="Tablo1.A1" office:value-type="string">
            <text:p text:style-name="P4"><text:span text:style-name="T1">T</text:span><text:span text:style-name="T3">AHLİYE TAAHHÜDÜNDE BULUNAN KİRACI</text:span></text:p>
          </table:table-cell>
        </table:table-row>
        <table:table-row>
          <table:table-cell table:style-name="Tablo1.A2" office:value-type="string">
            <text:p text:style-name="P10">İsim Soyad</text:p>
            <text:p text:style-name="P10"/>
            <text:p text:style-name="P10"/>
          </table:table-cell>
        </table:table-row>
        <table:table-row>
          <table:table-cell table:style-name="Tablo1.A2" office:value-type="string">
            <text:p text:style-name="P7"><text:span text:style-name="T4">Taahhüt ettiği Tarih</text:span></text:p>
            <text:p text:style-name="P7"><text:span text:style-name="T4"/></text:p>
          </table:table-cell>
        </table:table-row>
        <table:table-row>
          <table:table-cell table:style-name="Tablo1.A2" office:value-type="string">
            <text:p text:style-name="P10">İmza</text:p>
            <text:p text:style-name="P10"/>
            <text:p text:style-name="P10"/>
          </table:table-cell>
        </table:table-row>
      </table:table>
      <text:p text:style-name="P6"><text:span text:style-name="T1"/></text:p>
      <text:p text:style-name="P5"><text:span text:style-name="T1">Kira müddeti bitim <text:s/>Tarihi<text:tab/><text:tab/>:<text:tab/></text:span><text:span text:style-name="T4">31 AĞUSTOS 2019</text:span></text:p>
      <text:p text:style-name="P2"><text:span text:style-name="T1">T</text:span><text:span text:style-name="T3">AHLİYE TAAHHÜDÜNDE BULUNAN KİRACI</text:span></text:p>
      <text:p text:style-name="P5"><text:span text:style-name="T1">Adı Soyadı<text:tab/><text:tab/>: <text:tab/></text:span><text:span text:style-name="T3">AHMET ÇALIŞKAN</text:span></text:p>
      <text:p text:style-name="P5"><text:span text:style-name="T1">TC Kimlik No<text:tab/><text:tab/>:<text:tab/></text:span><text:span text:style-name="T3">487 1219 1104</text:span></text:p>
      <text:p text:style-name="P5"><text:span text:style-name="T1">Adresi<text:tab/><text:tab/><text:tab/>:<text:tab/></text:span><text:span text:style-name="T3">GÜLBAHARHATUN MAH. BEHZAT BULVARI NO:84 TOKAT</text:span></text:p>
      <text:p text:style-name="P5"><text:span text:style-name="T1">Telefon<text:tab/><text:tab/>:<text:tab/></text:span></text:p>
      <text:p text:style-name="P8"/>
      <text:p text:style-name="P9">TAHLİYE EDİLECEK YERİN</text:p>
      <text:p text:style-name="P9">Adresi<text:tab/><text:tab/><text:tab/>:<text:tab/>ÖĞRETMENEVİ ARKASI AŞIK NURİ SOKAK TOKAT</text:p>
      <text:p text:style-name="P9">Tapu Bilgileri<text:tab/><text:tab/>:<text:tab/>TOKAT MERKEZ MEYDAN MAH. PAFTA:19 ADA:278 PARSEL:39</text:p>
      <text:p text:style-name="P5"><text:span text:style-name="T1"/></text:p>
      <text:p text:style-name="P6"><text:span text:style-name="T1">Sözleşme Tarihi, <text:s/></text:span><text:span text:style-name="T4">No</text:span><text:span text:style-name="T1"><text:tab/>:<text:tab/></text:span><text:span text:style-name="T4">30 Ağustos 2018 - <text:s/></text:span><text:span text:style-name="T3">2019-0902004</text:span></text:p>
      <text:p text:style-name="P5"><text:span text:style-name="T1"/></text:p>
      <text:p text:style-name="P3"><text:soft-page-break/><text:span text:style-name="T9">KİRA SÖZLEŞMESİ</text:span></text:p>
      <text:p text:style-name="P5"><text:span text:style-name="T10">Kiraya Veren<text:tab/><text:tab/></text:span></text:p>
      <text:p text:style-name="P5"><text:span text:style-name="T1">Adı Soyadı<text:tab/><text:tab/>: <text:tab/></text:span><text:span text:style-name="T3">HACI MURAT BALCI</text:span></text:p>
      <text:p text:style-name="P5"><text:span text:style-name="T1">Sözleşme No<text:tab/><text:tab/>:<text:tab/></text:span><text:span text:style-name="T3">2019-0902004</text:span></text:p>
      <text:p text:style-name="P5"><text:span text:style-name="T1">Sözleşme Tarihi<text:tab/>:<text:tab/></text:span><text:span text:style-name="T3">30 AĞUSTOS 2018</text:span></text:p>
      <text:p text:style-name="P5"><text:span text:style-name="T10">Kiracı<text:tab/><text:tab/><text:tab/></text:span></text:p>
      <text:p text:style-name="P5"><text:span text:style-name="T1">Adı Soyadı<text:tab/><text:tab/>:<text:tab/></text:span><text:span text:style-name="T3">AHMET ÇALIŞKAN</text:span></text:p>
      <text:p text:style-name="P7"><text:span text:style-name="T1">TC Kimlik No<text:tab/><text:tab/>:<text:tab/></text:span><text:span text:style-name="T3">487 1219 1104</text:span></text:p>
      <text:p text:style-name="P7"><text:span text:style-name="T1">Adresi<text:tab/><text:tab/><text:tab/>:<text:tab/></text:span><text:span text:style-name="T3">GÜLBAHARHATUN MAH. BEHZAT BULVARI NO:84 TOKAT</text:span></text:p>
      <text:p text:style-name="P5"><text:span text:style-name="T1">Telefon No<text:tab/><text:tab/>:<text:tab/></text:span></text:p>
      <text:p text:style-name="P11"><text:span text:style-name="T1">Kiralana Yerin<text:tab/></text:span></text:p>
      <text:p text:style-name="P5"><text:span text:style-name="T1">Cinsi<text:tab/><text:tab/><text:tab/>:<text:tab/></text:span><text:span text:style-name="T6">İÇİNDE KAPALI KAPALI DEPO ALANI OLAN ARSA</text:span></text:p>
      <text:p text:style-name="P5"><text:span text:style-name="T1">Ne için kullanılacağı<text:tab/>:<text:tab/></text:span><text:span text:style-name="T5">MALZEME DEPOSU </text:span></text:p>
      <text:p text:style-name="P7"><text:span text:style-name="T1">Adresi<text:tab/><text:tab/><text:tab/>:<text:tab/></text:span><text:span text:style-name="T4">ÖĞRETMENEVİ ARKASI AŞIK NURİ SOKAK TOKAT</text:span></text:p>
      <text:p text:style-name="P5"><text:span text:style-name="T10">Tapu bilgileri<text:tab/> <text:s/><text:tab/></text:span><text:span text:style-name="T1">: Pafta <text:tab/><text:tab/>:</text:span><text:span text:style-name="T6">19</text:span><text:span text:style-name="T1"><text:tab/><text:tab/>Ada <text:tab/>:</text:span><text:span text:style-name="T7">278</text:span><text:span text:style-name="T1"><text:tab/><text:tab/>Parsel<text:tab/> <text:s text:c="3"/>:</text:span><text:span text:style-name="T7">39</text:span></text:p>
      <text:p text:style-name="P5"><text:span text:style-name="T10">Abone Bilgileri<text:tab/></text:span><text:span text:style-name="T1">: Elektrik<text:tab/>:<text:tab/> <text:tab/>Su <text:tab/>:<text:tab/><text:tab/>Doğalgaz:<text:tab/></text:span></text:p>
      <text:p text:style-name="P5"><text:span text:style-name="T10">Kiranın </text:span></text:p>
      <text:p text:style-name="P5"><text:span text:style-name="T1">Başlangıç tarihi<text:tab/>:<text:tab/></text:span><text:span text:style-name="T7">01 EYLÜL 2018</text:span></text:p>
      <text:p text:style-name="P5"><text:span text:style-name="T1">Bitiş tarihi<text:tab/><text:tab/>:<text:tab/></text:span><text:span text:style-name="T7">31 AĞUSTOS 2019</text:span></text:p>
      <text:p text:style-name="P5"><text:span text:style-name="T1">Süresi <text:tab/><text:tab/><text:tab/>:<text:tab/></text:span><text:span text:style-name="T7">BİR YIL</text:span></text:p>
      <text:p text:style-name="P5"><text:span text:style-name="T1">Bedeli<text:tab/><text:tab/><text:tab/>:<text:tab/></text:span><text:span text:style-name="T7">32500,00 TL + KİRA STOPAJI</text:span></text:p>
      <text:p text:style-name="P5"><text:span text:style-name="T1">Ödeme şekli<text:tab/><text:tab/>:<text:tab/></text:span><text:span text:style-name="T7">KİRA BAŞLANGIÇ TARİHİNDE BANKA HESABINA HAVALE</text:span></text:p>
      <text:p text:style-name="P5"><text:span text:style-name="T1">Banka hesap no<text:tab/>:<text:tab/></text:span></text:p>
      <text:p text:style-name="P5"><text:span text:style-name="T10">Şartlar:</text:span></text:p>
      <text:list xml:id="list5770655544654932729" text:style-name="WWNum3">
        <text:list-item>
          <text:p text:style-name="P18"><text:span text:style-name="T1">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text:span><text:span text:style-name="T7">Bu gibi durumların oluşması, kiralayanın hakları saklı kalmak kaydıyla, sözleşmenin feshini gerektirir.</text:span><text:span text:style-name="T1"> Kiracı mecuru, en iyi şekilde kulla</text:span><text:span text:style-name="T7">na</text:span><text:span text:style-name="T1">cak, koruyacak bilhassa temiz tutacaktır.</text:span></text:p>
        </text:list-item>
        <text:list-item>
          <text:p text:style-name="P17"><text:span text:style-name="T1">Kiracı elektrik, su vb. abone gerektiren işlemlerde, kira başlangıcında abonelikleri üzerine alacaktır ve kira müddeti boyunca bu giderler kiracıya aittir.</text:span></text:p>
        </text:list-item>
        <text:list-item>
          <text:p text:style-name="P17"><text:span text:style-name="T1">Her türlü resim vergi ve harçlar, ÇTV, stopaj vergisi ve kira süresi içerisinde <text:s/>ortaya çıkabilecek her türlü resmi ödemeler, vergi ve harçlar kiracı tarafından ödenecektir. Sözleşme tutarı, vergiler düşüldükten sonra ödenen miktardır.</text:span></text:p>
        </text:list-item>
        <text:list-item>
          <text:p text:style-name="P19"><text:span text:style-name="T1">Taşınmazın varsa ortak giderleri kiracı tarafından ödenecektir. <text:tab/><text:tab/><text:tab/> <text:s text:c="6"/></text:span></text:p>
          <text:p text:style-name="P20"><text:span text:style-name="T8">Sayfa 1</text:span></text:p>
        </text:list-item>
        <text:list-item>
          <text:p text:style-name="P17"><text:soft-page-break/><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17"><text:span text:style-name="T1">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span></text:p>
        </text:list-item>
        <text:list-item>
          <text:p text:style-name="P17"><text:span text:style-name="T1">Kiracı, kira bitiminde yaptığı bu tip imalatları sökemez, çıkaramaz, kıramaz. Kiracı bu tip imalatları sağlam olarak kiraya verene teslim etmekle yükümlüdür. </text:span></text:p>
        </text:list-item>
        <text:list-item>
          <text:p text:style-name="P17"><text:span text:style-name="T1">Yıllık kira artışı, Devletin ilgili kurumunun en son açıkladığı aya ait, sözleşme tarihine denk gelen </text:span><text:span text:style-name="T7">yıllık </text:span><text:span text:style-name="T1">Üretici Fiyat endeksine göre ayarlanır. Yıllık kira artışı, Üretici Fiyat Endeksinin %10 ‘un altında olması durumunda <text:s/>%10 , Üretici Fiyat Endeksinin %10 ‘un üzerinde olması durumunda Üretici Fiyat Endeksi <text:s/>oranında yapılacaktır. </text:span></text:p>
        </text:list-item>
        <text:list-item>
          <text:p text:style-name="P17"><text:span text:style-name="T1">İşbu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span></text:p>
        </text:list-item>
        <text:list-item>
          <text:p text:style-name="P17"><text:span text:style-name="T1">İşbu sözleşmenin herhangi bir maddesinin ihlali ile sözleşme fesh edilir ve kiracı mecuru hiçbir ihtara gerek kalmadan boşaltmakla yükümlüdür. İşbu sö</text:span><text:span text:style-name="T2">z</text:span><text:span text:style-name="T1">leşme kira bedelinin peşin ödenmesi ile yürürlüğe girer. Ödeme çek veya senet ile taahhüt edilmiş ise ödemenin zamanında <text:s/>ödenmemesi durumunda kiracı mecuru kayıtsız şartsız boşaltma</text:span><text:span text:style-name="T8">yı</text:span><text:span text:style-name="T1"> ve oturduğu sürenin bedelini yasal faizi ile birlikte </text:span><text:span text:style-name="T7">nakit olarak</text:span><text:span text:style-name="T1"> ödeme</text:span><text:span text:style-name="T8">yi taahhüt ve kabul eder</text:span><text:span text:style-name="T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der. </text:span></text:p>
        </text:list-item>
        <text:list-item>
          <text:p text:style-name="P17"><text:span text:style-name="T1">Kefil, bu sözş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u ve sözleşmeyi imzalayan kişininde aynı kişi olduğuna şahitlik ettiğini kabul ve beyan eder. </text:span></text:p>
        </text:list-item>
        <text:list-item>
          <text:p text:style-name="P17"><text:span text:style-name="T1">Mecurun satışı durumunda, kiracı mecuru yasal süre içerinde boşaltmayı peşinen kabul ve taahhüt eder.</text:span></text:p>
        </text:list-item>
      </text:list>
      <text:p text:style-name="P5"><text:span text:style-name="T10">Ek Şartlar</text:span></text:p>
      <text:p text:style-name="P8"/>
      <text:p text:style-name="P8"/>
      <text:p text:style-name="P5"><text:span text:style-name="T1">İşbu akit, </text:span><text:span text:style-name="T7">2 sayfadan oluşur ve </text:span><text:span text:style-name="T1">2 nüsha halinde tanzim edilmiş olup, taraflarca kabul edilmiş ve imzalanmıştır.</text:span></text:p>
      <text:p text:style-name="P5"><text:span text:style-name="T1">İşbu akitteki bilgilerin doğruluğunu ve sözleşmenin tüm şartlarına uyacağımızı, peşinen kabul ettiğimi beyan ve taahhüt ederim.</text:span></text:p>
      <text:p text:style-name="P5"><text:span text:style-name="T1">KİRACI<text:tab/><text:tab/>KEFİL <text:tab/><text:tab/>ŞAHİT<text:tab/><text:tab/>KİRAYA VEREN</text:span></text:p>
      <text:p text:style-name="P12"/>
      <text:p text:style-name="P12"><text:span text:style-name="T11">Sayfa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4</meta:editing-cycles>
    <meta:print-date>2018-12-08T11:55:08.082970875</meta:print-date>
    <meta:creation-date>2018-10-25T09:34:00</meta:creation-date>
    <dc:date>2018-12-08T11:54:57.452343125</dc:date>
    <meta:editing-duration>PT10M22S</meta:editing-duration>
    <meta:generator>LibreOffice/5.2.7.2$Linux_X86_64 LibreOffice_project/20m0$Build-2</meta:generator>
    <meta:document-statistic meta:table-count="1" meta:image-count="0" meta:object-count="0" meta:page-count="3" meta:paragraph-count="62" meta:word-count="879" meta:character-count="6247" meta:non-whitespace-character-count="53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